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AEDF08B30C0BEA2C.jpg" manifest:media-type="image/jpeg"/>
  <manifest:file-entry manifest:full-path="Pictures/10000000000000160000001A3949230F77A25CC0.png" manifest:media-type="image/png"/>
  <manifest:file-entry manifest:full-path="Pictures/100000000000001B0000001828B7CCB5B75894C4.png" manifest:media-type="image/png"/>
  <manifest:file-entry manifest:full-path="Pictures/10000000000000160000001A560E324A1EDBF845.png" manifest:media-type="image/png"/>
  <manifest:file-entry manifest:full-path="Pictures/10000000000000160000001A1FFFFA711CB8277B.png" manifest:media-type="image/png"/>
  <manifest:file-entry manifest:full-path="Pictures/10000201000000C8000000C884128F47A862FC10.png" manifest:media-type="image/png"/>
  <manifest:file-entry manifest:full-path="Pictures/10000000000000160000001A6743E60F0D60B6FC.png" manifest:media-type="image/png"/>
  <manifest:file-entry manifest:full-path="Pictures/10000000000000160000001A1288513F398B8EE8.png" manifest:media-type="image/png"/>
  <manifest:file-entry manifest:full-path="Pictures/10000000000000160000001A7EC444C13DCE4D47.png" manifest:media-type="image/png"/>
  <manifest:file-entry manifest:full-path="Pictures/100000000000001D000000178171C989FEBF0A42.png" manifest:media-type="image/png"/>
  <manifest:file-entry manifest:full-path="Pictures/10000000000000160000001A3CE2B5918E12B13D.png" manifest:media-type="image/png"/>
  <manifest:file-entry manifest:full-path="Pictures/10000000000000150000001999EA994EA67EC994.png" manifest:media-type="image/png"/>
  <manifest:file-entry manifest:full-path="Pictures/1000000000000040000000367BED12425B20A21F.png" manifest:media-type="image/png"/>
  <manifest:file-entry manifest:full-path="Pictures/10000000000000E1000000E1F3D95B137502FFD1.jpg" manifest:media-type="image/jpeg"/>
  <manifest:file-entry manifest:full-path="Pictures/100000000000001B000000183123DEC7D3F00998.png" manifest:media-type="image/png"/>
  <manifest:file-entry manifest:full-path="Pictures/100000000000001D00000017279DAFF36221C6C9.png" manifest:media-type="image/png"/>
  <manifest:file-entry manifest:full-path="Pictures/1000000000000015000000193C100C2D1CD746D2.png" manifest:media-type="image/png"/>
  <manifest:file-entry manifest:full-path="Pictures/10000000000000160000001ADD47983E11960160.png" manifest:media-type="image/png"/>
  <manifest:file-entry manifest:full-path="Pictures/100000000000001B0000001822B2062855A0CCBB.png" manifest:media-type="image/png"/>
  <manifest:file-entry manifest:full-path="Pictures/100000000000001500000019DF39D4BB63869375.png" manifest:media-type="image/png"/>
  <manifest:file-entry manifest:full-path="Pictures/10000000000000160000001AA8A26BCE0BD749DC.png" manifest:media-type="image/png"/>
  <manifest:file-entry manifest:full-path="Pictures/100000000000001D00000017F25522E0BC167B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fill-color="#ffffff" draw:textarea-horizontal-align="justify" draw:textarea-vertical-align="middle" draw:auto-grow-height="false" fo:min-height="14.99cm" fo:min-width="5.088cm"/>
    </style:style>
    <style:style style:name="gr3" style:family="graphic" style:parent-style-name="standard">
      <style:graphic-properties draw:fill="none" draw:fill-color="#ffffff" draw:textarea-horizontal-align="justify" draw:textarea-vertical-align="middle" draw:auto-grow-height="false" fo:min-height="14.536cm" fo:min-width="20.328cm"/>
    </style:style>
    <style:style style:name="gr4" style:family="graphic" style:parent-style-name="standard">
      <style:graphic-properties draw:fill="none" draw:fill-color="#ffffff" draw:textarea-horizontal-align="justify" draw:textarea-vertical-align="middle" draw:auto-grow-height="false" fo:min-height="0.766cm" fo:min-width="26.424cm"/>
    </style:style>
    <style:style style:name="gr5" style:family="graphic" style:parent-style-name="standard">
      <style:graphic-properties draw:fill="none" draw:fill-color="#ffffff" draw:textarea-horizontal-align="justify" draw:textarea-vertical-align="middle" draw:auto-grow-height="false" fo:min-height="0.766cm" fo:min-width="0.51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4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7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</style:style>
    <style:style style:name="gr10" style:family="graphic" style:parent-style-name="standard">
      <style:graphic-properties draw:fill="none" draw:fill-color="#ffffff" draw:textarea-horizontal-align="justify" draw:textarea-vertical-align="middle" draw:auto-grow-height="false" fo:min-height="3.322cm" fo:min-width="19.3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</style:style>
    <style:style style:name="gr12" style:family="graphic" style:parent-style-name="standard">
      <style:graphic-properties draw:fill="none" draw:fill-color="#ffffff" draw:textarea-horizontal-align="justify" draw:textarea-vertical-align="middle" draw:auto-grow-height="false" fo:min-height="0.29cm" fo:min-width="2.0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30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5" style:family="graphic" style:parent-style-name="standard">
      <style:graphic-properties draw:fill="none" draw:fill-color="#ffffff" draw:textarea-horizontal-align="justify" draw:textarea-vertical-align="middle" draw:auto-grow-height="false" fo:min-height="5.058cm" fo:min-width="19.31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/>
    </style:style>
    <style:style style:name="gr17" style:family="graphic" style:parent-style-name="standard">
      <style:graphic-properties draw:stroke="none" svg:stroke-color="#000000" draw:fill="none" draw:fill-color="#eeeeee" draw:textarea-horizontal-align="left" draw:auto-grow-height="true" draw:auto-grow-width="false" fo:min-height="3.307cm" fo:min-width="0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258cm" fo:min-width="7.12cm"/>
    </style:style>
    <style:style style:name="gr19" style:family="graphic" style:parent-style-name="standard">
      <style:graphic-properties draw:fill="none" draw:fill-color="#ffffff" draw:textarea-horizontal-align="justify" draw:textarea-vertical-align="middle" draw:auto-grow-height="false" fo:min-height="3.794cm" fo:min-width="14.592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258cm" fo:min-width="2.01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4cm" fo:min-width="1.509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258cm" fo:min-width="0.71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826cm"/>
    </style:style>
    <style:style style:name="gr24" style:family="graphic" style:parent-style-name="standard">
      <style:graphic-properties draw:fill="none" draw:fill-color="#ffffff" draw:textarea-horizontal-align="justify" draw:textarea-vertical-align="middle" draw:auto-grow-height="false" fo:min-height="0.766cm" fo:min-width="2.2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564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258cm" fo:min-width="2.548cm"/>
    </style:style>
    <style:style style:name="gr27" style:family="graphic" style:parent-style-name="standard">
      <style:graphic-properties draw:stroke="none" draw:fill-color="#ffffff" draw:textarea-horizontal-align="justify" draw:textarea-vertical-align="middle" draw:auto-grow-height="false" fo:min-height="0.258cm" fo:min-width="0.112cm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29" style:family="graphic">
      <style:graphic-properties style:protect="size"/>
    </style:style>
    <style:style style:name="gr30" style:family="graphic" style:parent-style-name="standard">
      <style:graphic-properties draw:fill="none" draw:fill-color="#ffffff" draw:textarea-horizontal-align="justify" draw:textarea-vertical-align="middle" draw:auto-grow-height="false" fo:min-height="15.552cm" fo:min-width="20.32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4cm" fo:min-width="1.484cm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</style:style>
    <style:style style:name="gr35" style:family="graphic" style:parent-style-name="standard">
      <style:graphic-properties draw:stroke="none" svg:stroke-color="#000000" draw:fill="none" draw:fill-color="#eeeeee" draw:textarea-horizontal-align="left" draw:auto-grow-height="true" draw:auto-grow-width="false" fo:min-height="3.512cm" fo:min-width="0cm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font-size="12pt" style:text-underline-style="solid" style:text-underline-width="auto" style:text-underline-color="font-color" style:font-size-asian="18pt" style:font-size-complex="1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text-align="end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text-properties fo:font-size="14pt" style:font-size-asian="18pt" style:font-size-complex="18pt"/>
    </style:style>
    <style:style style:name="P9" style:family="paragraph">
      <loext:graphic-properties draw:fill="none" draw:fill-color="#eeeeee"/>
      <style:paragraph-properties fo:text-align="end"/>
      <style:text-properties fo:font-size="14pt" style:font-size-asian="18pt" style:font-size-complex="18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fo:font-size="14pt" style:font-size-asian="18pt" style:font-size-complex="18pt"/>
    </style:style>
    <style:style style:name="P13" style:family="paragraph">
      <loext:graphic-properties draw:fill="none" draw:fill-color="#ffffff"/>
      <style:paragraph-properties fo:text-align="end"/>
      <style:text-properties fo:font-size="14pt" style:font-size-asian="18pt" style:font-size-complex="18pt"/>
    </style:style>
    <style:style style:name="P14" style:family="paragraph">
      <loext:graphic-properties draw:fill-color="#ffffff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style:text-underline-style="solid" style:text-underline-width="auto" style:text-underline-color="font-color" style:font-size-asian="18pt" style:font-size-complex="18pt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103cm" svg:height="0.931cm" svg:x="0.421cm" svg:y="2.724cm">
          <draw:image xlink:href="Pictures/1000000000000040000000367BED12425B20A21F.png" xlink:type="simple" xlink:show="embed" xlink:actuate="onLoad">
            <text:p/>
          </draw:image>
        </draw:frame>
        <draw:frame draw:style-name="gr1" draw:text-style-name="P1" draw:layer="layout" svg:width="1.103cm" svg:height="0.931cm" svg:x="1.322cm" svg:y="2.725cm">
          <draw:image xlink:href="Pictures/1000000000000040000000367BED12425B20A21F.png" xlink:type="simple" xlink:show="embed" xlink:actuate="onLoad">
            <text:p/>
          </draw:image>
        </draw:frame>
        <draw:frame draw:style-name="gr1" draw:text-style-name="P1" draw:layer="layout" svg:width="1.103cm" svg:height="0.931cm" svg:x="2.223cm" svg:y="2.726cm">
          <draw:image xlink:href="Pictures/1000000000000040000000367BED12425B20A21F.png" xlink:type="simple" xlink:show="embed" xlink:actuate="onLoad">
            <text:p/>
          </draw:image>
        </draw:frame>
        <draw:custom-shape draw:style-name="gr2" draw:text-style-name="P2" draw:layer="layout" svg:width="5.588cm" svg:height="15.24cm" svg:x="0.50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0.828cm" svg:height="14.786cm" svg:x="6.604cm" svg:y="3.9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6.924cm" svg:height="1.016cm" svg:x="0.508cm" svg:y="0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016cm" svg:height="1.016cm" svg:x="0.508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246cm" svg:height="0.725cm" svg:x="24.878cm" svg:y="0.662cm">
          <draw:text-box>
            <text:p><text:span text:style-name="T1">User: rob</text:span></text:p>
          </draw:text-box>
        </draw:frame>
        <draw:frame draw:style-name="gr7" draw:text-style-name="P4" draw:layer="layout" svg:width="2.373cm" svg:height="0.725cm" svg:x="22.719cm" svg:y="0.662cm">
          <draw:text-box>
            <text:p><text:span text:style-name="T2">Log in/out</text:span></text:p>
          </draw:text-box>
        </draw:frame>
        <draw:frame draw:style-name="gr8" draw:text-style-name="P5" draw:layer="layout" svg:width="3.288cm" svg:height="0.962cm" svg:x="10.809cm" svg:y="0.562cm">
          <draw:text-box>
            <text:p>My Books</text:p>
          </draw:text-box>
        </draw:frame>
        <draw:custom-shape draw:style-name="gr4" draw:text-style-name="P2" draw:layer="layout" svg:width="26.924cm" svg:height="1.016cm" svg:x="0.508cm" svg:y="1.708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.123cm" svg:height="0.962cm" svg:x="0.508cm" svg:y="1.762cm">
          <draw:text-box>
            <text:p>Alerts</text:p>
          </draw:text-box>
        </draw:frame>
        <draw:custom-shape draw:style-name="gr10" draw:text-style-name="P6" draw:layer="layout" svg:width="19.812cm" svg:height="3.572cm" svg:x="7.112cm" svg:y="14.916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331cm" svg:height="0.962cm" svg:x="12.156cm" svg:y="16.324cm">
          <draw:text-box>
            <text:p>review</text:p>
          </draw:text-box>
        </draw:frame>
        <draw:frame draw:style-name="gr1" draw:text-style-name="P1" draw:layer="layout" svg:width="0.664cm" svg:height="0.785cm" svg:x="26.256cm" svg:y="14.962cm">
          <draw:image xlink:href="Pictures/10000000000000160000001ADD47983E11960160.png" xlink:type="simple" xlink:show="embed" xlink:actuate="onLoad">
            <text:p/>
          </draw:image>
        </draw:frame>
        <draw:custom-shape draw:style-name="gr12" draw:text-style-name="P6" draw:layer="layout" svg:width="2.54cm" svg:height="0.54cm" svg:x="24.704cm" svg:y="2.98cm">
          <text:p text:style-name="P7">save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54cm" svg:height="0.54cm" svg:x="7.404cm" svg:y="2.98cm">
          <text:p text:style-name="P7">cancel</text:p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2.822cm" svg:height="0.806cm" svg:x="20.76cm" svg:y="14.922cm">
          <draw:text-box>
            <text:p><text:span text:style-name="T3">Reviewed:</text:span></text:p>
          </draw:text-box>
        </draw:frame>
        <draw:frame draw:style-name="gr1" draw:text-style-name="P1" draw:layer="layout" svg:width="0.876cm" svg:height="0.694cm" svg:x="22.46cm" svg:y="3.994cm">
          <draw:image xlink:href="Pictures/100000000000001D000000178171C989FEBF0A42.png" xlink:type="simple" xlink:show="embed" xlink:actuate="onLoad">
            <text:p/>
          </draw:image>
        </draw:frame>
        <draw:frame draw:style-name="gr14" draw:text-style-name="P5" draw:layer="layout" svg:width="1.95cm" svg:height="0.962cm" svg:x="23.066cm" svg:y="3.848cm">
          <draw:text-box>
            <text:p><text:span text:style-name="T3">Read</text:span>:</text:p>
          </draw:text-box>
        </draw:frame>
        <draw:custom-shape draw:style-name="gr15" draw:text-style-name="P6" draw:layer="layout" svg:width="19.812cm" svg:height="5.308cm" svg:x="7.112cm" svg:y="9.08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3.563cm" svg:height="0.962cm" svg:x="12.156cm" svg:y="10.924cm">
          <draw:text-box>
            <text:p>description</text:p>
          </draw:text-box>
        </draw:frame>
        <draw:frame draw:style-name="gr1" draw:text-style-name="P1" draw:layer="layout" svg:width="0.664cm" svg:height="0.785cm" svg:x="26.256cm" svg:y="9.163cm">
          <draw:image xlink:href="Pictures/10000000000000160000001A1288513F398B8EE8.png" xlink:type="simple" xlink:show="embed" xlink:actuate="onLoad">
            <text:p/>
          </draw:image>
        </draw:frame>
        <draw:frame draw:style-name="gr17" draw:text-style-name="P9" draw:layer="layout" svg:width="2.9cm" svg:height="3.581cm" svg:x="7.192cm" svg:y="5.118cm">
          <draw:text-box>
            <text:p text:style-name="P7"><text:span text:style-name="T3">Publisher:</text:span></text:p>
            <text:p text:style-name="P7"><text:span text:style-name="T3">Published:</text:span></text:p>
            <text:p text:style-name="P7"><text:span text:style-name="T3">Pages:</text:span></text:p>
            <text:p text:style-name="P7"><text:span text:style-name="T3">ISBN_10:</text:span></text:p>
            <text:p text:style-name="P7"><text:span text:style-name="T3">ISBN_13:</text:span></text:p>
            <text:p text:style-name="P7"><text:span text:style-name="T3">Link:</text:span></text:p>
          </draw:text-box>
        </draw:frame>
        <draw:custom-shape draw:style-name="gr18" draw:text-style-name="P10" draw:layer="layout" svg:width="7.62cm" svg:height="0.508cm" svg:x="10.092cm" svg:y="5.27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7.62cm" svg:height="0.508cm" svg:x="10.092cm" svg:y="5.87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7.62cm" svg:height="0.508cm" svg:x="10.092cm" svg:y="6.37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7.62cm" svg:height="0.508cm" svg:x="10.092cm" svg:y="6.97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7.62cm" svg:height="0.508cm" svg:x="10.092cm" svg:y="7.57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7.62cm" svg:height="0.508cm" svg:x="10.092cm" svg:y="8.17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5.092cm" svg:height="4.044cm" svg:x="7.192cm" svg:y="4.83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664cm" svg:height="0.785cm" svg:x="21.62cm" svg:y="4.787cm">
          <draw:image xlink:href="Pictures/10000000000000160000001A1288513F398B8EE8.png" xlink:type="simple" xlink:show="embed" xlink:actuate="onLoad">
            <text:p/>
          </draw:image>
        </draw:frame>
        <draw:custom-shape draw:style-name="gr20" draw:text-style-name="P12" draw:layer="layout" svg:width="2.516cm" svg:height="0.508cm" svg:x="23.392cm" svg:y="15.072cm">
          <text:p text:style-name="P11"><text:span text:style-name="T3">06/11/18</text:span></text:p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2.018cm" svg:height="1.916cm" svg:x="19.328cm" svg:y="6.772cm">
          <draw:text-box>
            <text:p text:style-name="P7"><text:span text:style-name="T3">Kindle:</text:span></text:p>
            <text:p text:style-name="P7"><text:span text:style-name="T3">Paper:</text:span></text:p>
            <text:p text:style-name="P7"><text:span text:style-name="T3">Audio:</text:span></text:p>
          </draw:text-box>
        </draw:frame>
        <draw:frame draw:style-name="gr1" draw:text-style-name="P1" draw:layer="layout" svg:width="0.876cm" svg:height="0.694cm" svg:x="21.192cm" svg:y="6.772cm">
          <draw:image xlink:href="Pictures/100000000000001D00000017279DAFF36221C6C9.png" xlink:type="simple" xlink:show="embed" xlink:actuate="onLoad">
            <text:p/>
          </draw:image>
        </draw:frame>
        <draw:frame draw:style-name="gr1" draw:text-style-name="P1" draw:layer="layout" svg:width="0.876cm" svg:height="0.694cm" svg:x="21.192cm" svg:y="7.372cm">
          <draw:image xlink:href="Pictures/100000000000001D00000017279DAFF36221C6C9.png" xlink:type="simple" xlink:show="embed" xlink:actuate="onLoad">
            <text:p/>
          </draw:image>
        </draw:frame>
        <draw:frame draw:style-name="gr1" draw:text-style-name="P1" draw:layer="layout" svg:width="0.876cm" svg:height="0.694cm" svg:x="21.192cm" svg:y="7.972cm">
          <draw:image xlink:href="Pictures/100000000000001D00000017279DAFF36221C6C9.png" xlink:type="simple" xlink:show="embed" xlink:actuate="onLoad">
            <text:p/>
          </draw:image>
        </draw:frame>
        <draw:custom-shape draw:style-name="gr20" draw:text-style-name="P12" draw:layer="layout" svg:width="2.516cm" svg:height="0.508cm" svg:x="24.716cm" svg:y="4.148cm">
          <text:p text:style-name="P11"><text:span text:style-name="T3">06/11/18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1.212cm" svg:height="0.508cm" svg:x="20.892cm" svg:y="5.872cm">
          <text:p text:style-name="P11"><text:span text:style-name="T3">5</text:span></text:p>
          <draw:enhanced-geometry svg:viewBox="0 0 21600 21600" draw:type="rectangle" draw:enhanced-path="M 0 0 L 21600 0 21600 21600 0 21600 0 0 Z N"/>
        </draw:custom-shape>
        <draw:frame draw:style-name="gr23" draw:text-style-name="P13" draw:layer="layout" svg:width="3.343cm" svg:height="0.806cm" svg:x="17.712cm" svg:y="5.778cm">
          <draw:text-box>
            <text:p text:style-name="P7"><text:span text:style-name="T3">Series order:</text:span></text:p>
          </draw:text-box>
        </draw:frame>
        <draw:custom-shape draw:style-name="gr12" draw:text-style-name="P6" draw:layer="layout" svg:width="2.54cm" svg:height="0.54cm" svg:x="16.204cm" svg:y="2.98cm">
          <text:p text:style-name="P7">delete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815cm" svg:height="0.725cm" svg:x="0.608cm" svg:y="0.608cm">
          <draw:image xlink:href="Pictures/100000000000001B0000001822B2062855A0CCBB.png" xlink:type="simple" xlink:show="embed" xlink:actuate="onLoad">
            <text:p/>
          </draw:image>
        </draw:frame>
        <draw:frame draw:style-name="gr1" draw:text-style-name="P1" draw:layer="layout" svg:width="0.634cm" svg:height="0.755cm" svg:x="13.898cm" svg:y="0.669cm">
          <draw:image xlink:href="Pictures/100000000000001500000019DF39D4BB63869375.png" xlink:type="simple" xlink:show="embed" xlink:actuate="onLoad">
            <text:p/>
          </draw:image>
        </draw:frame>
        <draw:custom-shape draw:style-name="gr24" draw:text-style-name="P2" draw:layer="layout" svg:width="2.74cm" svg:height="1.016cm" svg:x="11.992cm" svg:y="0.508cm">
          <text:p/>
          <draw:enhanced-geometry svg:viewBox="0 0 21600 21600" draw:type="rectangle" draw:enhanced-path="M 0 0 L 21600 0 21600 21600 0 21600 0 0 Z N"/>
        </draw:custom-shape>
        <draw:frame draw:style-name="gr25" draw:text-style-name="P8" draw:layer="layout" svg:width="2.077cm" svg:height="0.806cm" svg:x="16.961cm" svg:y="14.922cm">
          <draw:text-box>
            <text:p><text:span text:style-name="T3">Rating:</text:span></text:p>
          </draw:text-box>
        </draw:frame>
        <draw:custom-shape draw:style-name="gr22" draw:text-style-name="P12" draw:layer="layout" svg:width="1.212cm" svg:height="0.508cm" svg:x="18.792cm" svg:y="15.072cm">
          <text:p text:style-name="P11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3.048cm" svg:height="0.508cm" svg:x="7.112cm" svg:y="4.108cm">
          <text:p><text:span text:style-name="T3">Joe Nesbo: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3.048cm" svg:height="0.508cm" svg:x="10.312cm" svg:y="4.108cm">
          <text:p><text:span text:style-name="T3">Harry Hole: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3.048cm" svg:height="0.508cm" svg:x="7.112cm" svg:y="4.108cm">
          <text:p><text:span text:style-name="T3">Jo Nesbo: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3.048cm" svg:height="0.508cm" svg:x="14.512cm" svg:y="4.108cm">
          <text:p><text:span text:style-name="T3">The Leopard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0.612cm" svg:height="0.508cm" svg:x="13.612cm" svg:y="4.116cm">
          <text:p><text:span text:style-name="T3">(5)</text:span></text:p>
          <draw:enhanced-geometry svg:viewBox="0 0 21600 21600" draw:type="rectangle" draw:enhanced-path="M 0 0 L 21600 0 21600 21600 0 21600 0 0 Z N"/>
        </draw:custom-shape>
        <draw:frame draw:style-name="gr28" draw:text-style-name="P5" draw:layer="layout" svg:width="5.892cm" svg:height="2.384cm" svg:x="0.39cm" svg:y="4.064cm">
          <draw:text-box>
            <text:list text:style-name="L2">
              <text:list-item>
                <text:p>Jo Nesbo</text:p>
                <text:list>
                  <text:list-item>
                    <text:p>Harry Hole</text:p>
                    <text:list>
                      <text:list-item>
                        <text:p>The Leopar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0.664cm" svg:height="0.785cm" svg:x="26.256cm" svg:y="5.064cm">
          <draw:image xlink:href="Pictures/10000000000000160000001A1288513F398B8EE8.png" xlink:type="simple" xlink:show="embed" xlink:actuate="onLoad">
            <text:p/>
          </draw:image>
        </draw:frame>
        <draw:frame draw:style-name="gr1" draw:text-style-name="P1" draw:layer="layout" svg:width="2.988cm" svg:height="2.988cm" svg:x="22.92cm" svg:y="5.124cm">
          <draw:image xlink:href="Pictures/10000000000000E1000000E1F3D95B137502FFD1.jpg" xlink:type="simple" xlink:show="embed" xlink:actuate="onLoad">
            <text:p/>
          </draw:image>
        </draw:frame>
        <presentation:notes draw:style-name="dp2">
          <draw:page-thumbnail draw:style-name="gr29" draw:layer="layout" svg:width="13.968cm" svg:height="10.476cm" svg:x="3.81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.103cm" svg:height="0.931cm" svg:x="0.421cm" svg:y="2.724cm">
          <draw:image xlink:href="Pictures/1000000000000040000000367BED12425B20A21F.png" xlink:type="simple" xlink:show="embed" xlink:actuate="onLoad">
            <text:p/>
          </draw:image>
        </draw:frame>
        <draw:frame draw:style-name="gr1" draw:text-style-name="P1" draw:layer="layout" svg:width="1.103cm" svg:height="0.931cm" svg:x="1.322cm" svg:y="2.725cm">
          <draw:image xlink:href="Pictures/1000000000000040000000367BED12425B20A21F.png" xlink:type="simple" xlink:show="embed" xlink:actuate="onLoad">
            <text:p/>
          </draw:image>
        </draw:frame>
        <draw:frame draw:style-name="gr1" draw:text-style-name="P1" draw:layer="layout" svg:width="1.103cm" svg:height="0.931cm" svg:x="2.223cm" svg:y="2.726cm">
          <draw:image xlink:href="Pictures/1000000000000040000000367BED12425B20A21F.png" xlink:type="simple" xlink:show="embed" xlink:actuate="onLoad">
            <text:p/>
          </draw:image>
        </draw:frame>
        <draw:custom-shape draw:style-name="gr2" draw:text-style-name="P2" draw:layer="layout" svg:width="5.588cm" svg:height="15.24cm" svg:x="0.508cm" svg:y="3.55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20.828cm" svg:height="15.802cm" svg:x="6.604cm" svg:y="2.9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6.924cm" svg:height="1.016cm" svg:x="0.508cm" svg:y="0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016cm" svg:height="1.016cm" svg:x="0.508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246cm" svg:height="0.725cm" svg:x="24.878cm" svg:y="0.662cm">
          <draw:text-box>
            <text:p><text:span text:style-name="T1">User: rob</text:span></text:p>
          </draw:text-box>
        </draw:frame>
        <draw:frame draw:style-name="gr7" draw:text-style-name="P4" draw:layer="layout" svg:width="2.373cm" svg:height="0.725cm" svg:x="22.719cm" svg:y="0.662cm">
          <draw:text-box>
            <text:p><text:span text:style-name="T2">Log in/out</text:span></text:p>
          </draw:text-box>
        </draw:frame>
        <draw:frame draw:style-name="gr31" draw:text-style-name="P5" draw:layer="layout" svg:width="2.864cm" svg:height="0.962cm" svg:x="10.809cm" svg:y="0.562cm">
          <draw:text-box>
            <text:p>My Beer</text:p>
          </draw:text-box>
        </draw:frame>
        <draw:custom-shape draw:style-name="gr4" draw:text-style-name="P2" draw:layer="layout" svg:width="26.924cm" svg:height="1.016cm" svg:x="0.508cm" svg:y="1.708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.123cm" svg:height="0.962cm" svg:x="0.508cm" svg:y="1.762cm">
          <draw:text-box>
            <text:p>Alerts</text:p>
          </draw:text-box>
        </draw:frame>
        <draw:custom-shape draw:style-name="gr10" draw:text-style-name="P6" draw:layer="layout" svg:width="19.812cm" svg:height="3.572cm" svg:x="7.112cm" svg:y="13.916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331cm" svg:height="0.962cm" svg:x="12.156cm" svg:y="15.324cm">
          <draw:text-box>
            <text:p>review</text:p>
          </draw:text-box>
        </draw:frame>
        <draw:frame draw:style-name="gr1" draw:text-style-name="P1" draw:layer="layout" svg:width="0.664cm" svg:height="0.785cm" svg:x="26.256cm" svg:y="13.962cm">
          <draw:image xlink:href="Pictures/10000000000000160000001AA8A26BCE0BD749DC.png" xlink:type="simple" xlink:show="embed" xlink:actuate="onLoad">
            <text:p/>
          </draw:image>
        </draw:frame>
        <draw:custom-shape draw:style-name="gr12" draw:text-style-name="P6" draw:layer="layout" svg:width="2.54cm" svg:height="0.54cm" svg:x="24.384cm" svg:y="17.78cm">
          <text:p text:style-name="P7">save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54cm" svg:height="0.54cm" svg:x="7.084cm" svg:y="17.78cm">
          <text:p text:style-name="P7">cancel</text:p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2.822cm" svg:height="0.806cm" svg:x="20.76cm" svg:y="13.922cm">
          <draw:text-box>
            <text:p><text:span text:style-name="T3">Reviewed:</text:span></text:p>
          </draw:text-box>
        </draw:frame>
        <draw:frame draw:style-name="gr1" draw:text-style-name="P1" draw:layer="layout" svg:width="0.876cm" svg:height="0.694cm" svg:x="22.46cm" svg:y="2.994cm">
          <draw:image xlink:href="Pictures/100000000000001D00000017F25522E0BC167B86.png" xlink:type="simple" xlink:show="embed" xlink:actuate="onLoad">
            <text:p/>
          </draw:image>
        </draw:frame>
        <draw:frame draw:style-name="gr14" draw:text-style-name="P5" draw:layer="layout" svg:width="1.95cm" svg:height="0.962cm" svg:x="23.066cm" svg:y="2.848cm">
          <draw:text-box>
            <text:p><text:span text:style-name="T3">Tried</text:span>:</text:p>
          </draw:text-box>
        </draw:frame>
        <draw:custom-shape draw:style-name="gr15" draw:text-style-name="P6" draw:layer="layout" svg:width="19.812cm" svg:height="5.308cm" svg:x="7.112cm" svg:y="8.08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3.563cm" svg:height="0.962cm" svg:x="12.156cm" svg:y="9.924cm">
          <draw:text-box>
            <text:p>description</text:p>
          </draw:text-box>
        </draw:frame>
        <draw:frame draw:style-name="gr1" draw:text-style-name="P1" draw:layer="layout" svg:width="0.664cm" svg:height="0.785cm" svg:x="26.256cm" svg:y="8.163cm">
          <draw:image xlink:href="Pictures/10000000000000160000001A1288513F398B8EE8.png" xlink:type="simple" xlink:show="embed" xlink:actuate="onLoad">
            <text:p/>
          </draw:image>
        </draw:frame>
        <draw:frame draw:style-name="gr17" draw:text-style-name="P9" draw:layer="layout" svg:width="2.46cm" svg:height="3.581cm" svg:x="7.192cm" svg:y="4.118cm">
          <draw:text-box>
            <text:p text:style-name="P7"><text:span text:style-name="T3">Vintage:</text:span></text:p>
            <text:p text:style-name="P7"><text:span text:style-name="T3">Region:</text:span></text:p>
            <text:p text:style-name="P7"><text:span text:style-name="T3">ABV:</text:span></text:p>
            <text:p text:style-name="P7"><text:span text:style-name="T3">IBU:</text:span></text:p>
            <text:p text:style-name="P7"><text:span text:style-name="T3">SRM:</text:span></text:p>
            <text:p text:style-name="P7"><text:span text:style-name="T3">Link:</text:span></text:p>
          </draw:text-box>
        </draw:frame>
        <draw:custom-shape draw:style-name="gr18" draw:text-style-name="P10" draw:layer="layout" svg:width="7.62cm" svg:height="0.508cm" svg:x="9.392cm" svg:y="4.27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7.62cm" svg:height="0.508cm" svg:x="9.392cm" svg:y="4.87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7.62cm" svg:height="0.508cm" svg:x="9.392cm" svg:y="5.37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7.62cm" svg:height="0.508cm" svg:x="9.392cm" svg:y="5.97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5.092cm" svg:height="4.044cm" svg:x="7.192cm" svg:y="3.83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664cm" svg:height="0.785cm" svg:x="21.62cm" svg:y="3.787cm">
          <draw:image xlink:href="Pictures/10000000000000160000001A6743E60F0D60B6FC.png" xlink:type="simple" xlink:show="embed" xlink:actuate="onLoad">
            <text:p/>
          </draw:image>
        </draw:frame>
        <draw:custom-shape draw:style-name="gr20" draw:text-style-name="P12" draw:layer="layout" svg:width="2.516cm" svg:height="0.508cm" svg:x="23.392cm" svg:y="14.072cm">
          <text:p text:style-name="P11"><text:span text:style-name="T3">06/11/18</text:span></text:p>
          <draw:enhanced-geometry svg:viewBox="0 0 21600 21600" draw:type="rectangle" draw:enhanced-path="M 0 0 L 21600 0 21600 21600 0 21600 0 0 Z N"/>
        </draw:custom-shape>
        <draw:frame draw:style-name="gr32" draw:text-style-name="P13" draw:layer="layout" svg:width="1.988cm" svg:height="1.916cm" svg:x="19.328cm" svg:y="5.772cm">
          <draw:text-box>
            <text:p text:style-name="P7"><text:span text:style-name="T3">Pint:</text:span></text:p>
            <text:p text:style-name="P7"><text:span text:style-name="T3">750ml:</text:span></text:p>
            <text:p text:style-name="P7"><text:span text:style-name="T3">Other:</text:span></text:p>
          </draw:text-box>
        </draw:frame>
        <draw:frame draw:style-name="gr1" draw:text-style-name="P1" draw:layer="layout" svg:width="0.876cm" svg:height="0.694cm" svg:x="21.192cm" svg:y="5.772cm">
          <draw:image xlink:href="Pictures/100000000000001D00000017279DAFF36221C6C9.png" xlink:type="simple" xlink:show="embed" xlink:actuate="onLoad">
            <text:p/>
          </draw:image>
        </draw:frame>
        <draw:frame draw:style-name="gr1" draw:text-style-name="P1" draw:layer="layout" svg:width="0.876cm" svg:height="0.694cm" svg:x="21.192cm" svg:y="6.372cm">
          <draw:image xlink:href="Pictures/100000000000001D00000017279DAFF36221C6C9.png" xlink:type="simple" xlink:show="embed" xlink:actuate="onLoad">
            <text:p/>
          </draw:image>
        </draw:frame>
        <draw:frame draw:style-name="gr1" draw:text-style-name="P1" draw:layer="layout" svg:width="0.876cm" svg:height="0.694cm" svg:x="21.192cm" svg:y="6.972cm">
          <draw:image xlink:href="Pictures/100000000000001D00000017279DAFF36221C6C9.png" xlink:type="simple" xlink:show="embed" xlink:actuate="onLoad">
            <text:p/>
          </draw:image>
        </draw:frame>
        <draw:custom-shape draw:style-name="gr20" draw:text-style-name="P12" draw:layer="layout" svg:width="2.516cm" svg:height="0.508cm" svg:x="24.716cm" svg:y="3.148cm">
          <text:p text:style-name="P11"><text:span text:style-name="T3">06/11/18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54cm" svg:height="0.54cm" svg:x="15.884cm" svg:y="17.78cm">
          <text:p text:style-name="P7">delete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815cm" svg:height="0.725cm" svg:x="0.608cm" svg:y="0.608cm">
          <draw:image xlink:href="Pictures/100000000000001B000000183123DEC7D3F00998.png" xlink:type="simple" xlink:show="embed" xlink:actuate="onLoad">
            <text:p/>
          </draw:image>
        </draw:frame>
        <draw:frame draw:style-name="gr1" draw:text-style-name="P1" draw:layer="layout" svg:width="0.634cm" svg:height="0.755cm" svg:x="13.898cm" svg:y="0.669cm">
          <draw:image xlink:href="Pictures/10000000000000150000001999EA994EA67EC994.png" xlink:type="simple" xlink:show="embed" xlink:actuate="onLoad">
            <text:p/>
          </draw:image>
        </draw:frame>
        <draw:custom-shape draw:style-name="gr24" draw:text-style-name="P2" draw:layer="layout" svg:width="2.74cm" svg:height="1.016cm" svg:x="11.992cm" svg:y="0.508cm">
          <text:p/>
          <draw:enhanced-geometry svg:viewBox="0 0 21600 21600" draw:type="rectangle" draw:enhanced-path="M 0 0 L 21600 0 21600 21600 0 21600 0 0 Z N"/>
        </draw:custom-shape>
        <draw:frame draw:style-name="gr25" draw:text-style-name="P8" draw:layer="layout" svg:width="2.077cm" svg:height="0.806cm" svg:x="16.961cm" svg:y="13.922cm">
          <draw:text-box>
            <text:p><text:span text:style-name="T3">Rating:</text:span></text:p>
          </draw:text-box>
        </draw:frame>
        <draw:custom-shape draw:style-name="gr22" draw:text-style-name="P12" draw:layer="layout" svg:width="1.212cm" svg:height="0.508cm" svg:x="18.792cm" svg:y="14.072cm">
          <text:p text:style-name="P11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3.048cm" svg:height="0.508cm" svg:x="7.112cm" svg:y="3.108cm">
          <text:p><text:span text:style-name="T3">Joe Nesbo: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3.048cm" svg:height="0.508cm" svg:x="10.312cm" svg:y="3.108cm">
          <text:p><text:span text:style-name="T3">Stout: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3.048cm" svg:height="0.508cm" svg:x="7.112cm" svg:y="3.108cm">
          <text:p><text:span text:style-name="T3">Brooklyn Br: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3.048cm" svg:height="0.508cm" svg:x="13.612cm" svg:y="3.108cm">
          <text:p><text:span text:style-name="T3">Black Choco</text:span></text:p>
          <draw:enhanced-geometry svg:viewBox="0 0 21600 21600" draw:type="rectangle" draw:enhanced-path="M 0 0 L 21600 0 21600 21600 0 21600 0 0 Z N"/>
        </draw:custom-shape>
        <draw:frame draw:style-name="gr33" draw:text-style-name="P5" draw:layer="layout" svg:width="6.214cm" svg:height="3.095cm" svg:x="0.39cm" svg:y="4.064cm">
          <draw:text-box>
            <text:list text:style-name="L2">
              <text:list-item>
                <text:p>Brooklyn Brewing</text:p>
                <text:list>
                  <text:list-item>
                    <text:p>Stout</text:p>
                    <text:list>
                      <text:list-item>
                        <text:p>Black Choco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0.664cm" svg:height="0.785cm" svg:x="26.256cm" svg:y="4.064cm">
          <draw:image xlink:href="Pictures/10000000000000160000001A7EC444C13DCE4D47.png" xlink:type="simple" xlink:show="embed" xlink:actuate="onLoad">
            <text:p/>
          </draw:image>
        </draw:frame>
        <draw:frame draw:style-name="gr1" draw:text-style-name="P1" draw:layer="layout" svg:width="3.32cm" svg:height="3.32cm" svg:x="22.86cm" svg:y="4.064cm">
          <draw:image xlink:href="Pictures/10000201000000C8000000C884128F47A862FC10.png" xlink:type="simple" xlink:show="embed" xlink:actuate="onLoad">
            <text:p/>
          </draw:image>
        </draw:frame>
        <draw:custom-shape draw:style-name="gr18" draw:text-style-name="P10" draw:layer="layout" svg:width="7.62cm" svg:height="0.508cm" svg:x="9.392cm" svg:y="6.57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7.62cm" svg:height="0.508cm" svg:x="9.392cm" svg:y="7.1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9" draw:layer="layout" svg:width="13.968cm" svg:height="10.476cm" svg:x="3.81cm" svg:y="2.123cm" draw:page-number="2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1.103cm" svg:height="0.931cm" svg:x="0.421cm" svg:y="2.724cm">
          <draw:image xlink:href="Pictures/1000000000000040000000367BED12425B20A21F.png" xlink:type="simple" xlink:show="embed" xlink:actuate="onLoad">
            <text:p/>
          </draw:image>
        </draw:frame>
        <draw:frame draw:style-name="gr1" draw:text-style-name="P1" draw:layer="layout" svg:width="1.103cm" svg:height="0.931cm" svg:x="1.322cm" svg:y="2.725cm">
          <draw:image xlink:href="Pictures/1000000000000040000000367BED12425B20A21F.png" xlink:type="simple" xlink:show="embed" xlink:actuate="onLoad">
            <text:p/>
          </draw:image>
        </draw:frame>
        <draw:frame draw:style-name="gr1" draw:text-style-name="P1" draw:layer="layout" svg:width="1.103cm" svg:height="0.931cm" svg:x="2.223cm" svg:y="2.726cm">
          <draw:image xlink:href="Pictures/1000000000000040000000367BED12425B20A21F.png" xlink:type="simple" xlink:show="embed" xlink:actuate="onLoad">
            <text:p/>
          </draw:image>
        </draw:frame>
        <draw:custom-shape draw:style-name="gr2" draw:text-style-name="P2" draw:layer="layout" svg:width="5.588cm" svg:height="15.24cm" svg:x="0.508cm" svg:y="3.55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20.828cm" svg:height="15.802cm" svg:x="6.604cm" svg:y="2.9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6.924cm" svg:height="1.016cm" svg:x="0.508cm" svg:y="0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016cm" svg:height="1.016cm" svg:x="0.508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246cm" svg:height="0.725cm" svg:x="24.878cm" svg:y="0.662cm">
          <draw:text-box>
            <text:p><text:span text:style-name="T1">User: rob</text:span></text:p>
          </draw:text-box>
        </draw:frame>
        <draw:frame draw:style-name="gr7" draw:text-style-name="P4" draw:layer="layout" svg:width="2.373cm" svg:height="0.725cm" svg:x="22.719cm" svg:y="0.662cm">
          <draw:text-box>
            <text:p><text:span text:style-name="T2">Log in/out</text:span></text:p>
          </draw:text-box>
        </draw:frame>
        <draw:frame draw:style-name="gr34" draw:text-style-name="P5" draw:layer="layout" svg:width="2.97cm" svg:height="0.962cm" svg:x="10.809cm" svg:y="0.562cm">
          <draw:text-box>
            <text:p>My Wine</text:p>
          </draw:text-box>
        </draw:frame>
        <draw:custom-shape draw:style-name="gr4" draw:text-style-name="P2" draw:layer="layout" svg:width="26.924cm" svg:height="1.016cm" svg:x="0.508cm" svg:y="1.708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.123cm" svg:height="0.962cm" svg:x="0.508cm" svg:y="1.762cm">
          <draw:text-box>
            <text:p>Alerts</text:p>
          </draw:text-box>
        </draw:frame>
        <draw:custom-shape draw:style-name="gr10" draw:text-style-name="P6" draw:layer="layout" svg:width="19.812cm" svg:height="3.572cm" svg:x="7.112cm" svg:y="13.916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331cm" svg:height="0.962cm" svg:x="12.156cm" svg:y="15.324cm">
          <draw:text-box>
            <text:p>review</text:p>
          </draw:text-box>
        </draw:frame>
        <draw:frame draw:style-name="gr1" draw:text-style-name="P1" draw:layer="layout" svg:width="0.664cm" svg:height="0.785cm" svg:x="26.256cm" svg:y="13.962cm">
          <draw:image xlink:href="Pictures/10000000000000160000001A1FFFFA711CB8277B.png" xlink:type="simple" xlink:show="embed" xlink:actuate="onLoad">
            <text:p/>
          </draw:image>
        </draw:frame>
        <draw:custom-shape draw:style-name="gr12" draw:text-style-name="P6" draw:layer="layout" svg:width="2.54cm" svg:height="0.54cm" svg:x="24.384cm" svg:y="17.78cm">
          <text:p text:style-name="P7">save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54cm" svg:height="0.54cm" svg:x="7.084cm" svg:y="17.78cm">
          <text:p text:style-name="P7">cancel</text:p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2.822cm" svg:height="0.806cm" svg:x="20.76cm" svg:y="13.922cm">
          <draw:text-box>
            <text:p><text:span text:style-name="T3">Reviewed:</text:span></text:p>
          </draw:text-box>
        </draw:frame>
        <draw:frame draw:style-name="gr1" draw:text-style-name="P1" draw:layer="layout" svg:width="0.876cm" svg:height="0.694cm" svg:x="22.46cm" svg:y="2.994cm">
          <draw:image xlink:href="Pictures/100000000000001D00000017F25522E0BC167B86.png" xlink:type="simple" xlink:show="embed" xlink:actuate="onLoad">
            <text:p/>
          </draw:image>
        </draw:frame>
        <draw:frame draw:style-name="gr14" draw:text-style-name="P5" draw:layer="layout" svg:width="1.95cm" svg:height="0.962cm" svg:x="23.066cm" svg:y="2.848cm">
          <draw:text-box>
            <text:p><text:span text:style-name="T3">Tried</text:span>:</text:p>
          </draw:text-box>
        </draw:frame>
        <draw:custom-shape draw:style-name="gr15" draw:text-style-name="P6" draw:layer="layout" svg:width="19.812cm" svg:height="5.308cm" svg:x="7.112cm" svg:y="8.08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3.563cm" svg:height="0.962cm" svg:x="12.156cm" svg:y="9.924cm">
          <draw:text-box>
            <text:p>description</text:p>
          </draw:text-box>
        </draw:frame>
        <draw:frame draw:style-name="gr1" draw:text-style-name="P1" draw:layer="layout" svg:width="0.664cm" svg:height="0.785cm" svg:x="26.256cm" svg:y="8.163cm">
          <draw:image xlink:href="Pictures/10000000000000160000001A3CE2B5918E12B13D.png" xlink:type="simple" xlink:show="embed" xlink:actuate="onLoad">
            <text:p/>
          </draw:image>
        </draw:frame>
        <draw:frame draw:style-name="gr35" draw:text-style-name="P9" draw:layer="layout" svg:width="2.46cm" svg:height="3.762cm" svg:x="7.192cm" svg:y="4.118cm">
          <draw:text-box>
            <text:p text:style-name="P7"><text:span text:style-name="T3">Vintage:</text:span></text:p>
            <text:p text:style-name="P7"><text:span text:style-name="T3">Region:</text:span></text:p>
            <text:p text:style-name="P7"><text:span text:style-name="T3">ABV:</text:span></text:p>
            <text:p text:style-name="P7"><text:span text:style-name="T3">Taste:</text:span></text:p>
            <text:p text:style-name="P7"><text:span text:style-name="T3">Color:</text:span></text:p>
            <text:p text:style-name="P7"><text:span text:style-name="T3">Link:</text:span></text:p>
          </draw:text-box>
        </draw:frame>
        <draw:custom-shape draw:style-name="gr18" draw:text-style-name="P10" draw:layer="layout" svg:width="7.62cm" svg:height="0.508cm" svg:x="9.292cm" svg:y="4.27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7.62cm" svg:height="0.508cm" svg:x="9.292cm" svg:y="4.87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7.62cm" svg:height="0.508cm" svg:x="9.292cm" svg:y="5.37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7.62cm" svg:height="0.508cm" svg:x="9.292cm" svg:y="5.97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5.092cm" svg:height="4.044cm" svg:x="7.192cm" svg:y="3.83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664cm" svg:height="0.785cm" svg:x="21.62cm" svg:y="3.787cm">
          <draw:image xlink:href="Pictures/10000000000000160000001A560E324A1EDBF845.png" xlink:type="simple" xlink:show="embed" xlink:actuate="onLoad">
            <text:p/>
          </draw:image>
        </draw:frame>
        <draw:custom-shape draw:style-name="gr20" draw:text-style-name="P12" draw:layer="layout" svg:width="2.516cm" svg:height="0.508cm" svg:x="23.392cm" svg:y="14.072cm">
          <text:p text:style-name="P11"><text:span text:style-name="T3">06/11/18</text:span></text:p>
          <draw:enhanced-geometry svg:viewBox="0 0 21600 21600" draw:type="rectangle" draw:enhanced-path="M 0 0 L 21600 0 21600 21600 0 21600 0 0 Z N"/>
        </draw:custom-shape>
        <draw:frame draw:style-name="gr32" draw:text-style-name="P13" draw:layer="layout" svg:width="1.988cm" svg:height="1.916cm" svg:x="19.328cm" svg:y="5.772cm">
          <draw:text-box>
            <text:p text:style-name="P7"><text:span text:style-name="T3">750ml:</text:span></text:p>
            <text:p text:style-name="P7"><text:span text:style-name="T3">Split:</text:span></text:p>
            <text:p text:style-name="P7"><text:span text:style-name="T3">Other:</text:span></text:p>
          </draw:text-box>
        </draw:frame>
        <draw:frame draw:style-name="gr1" draw:text-style-name="P1" draw:layer="layout" svg:width="0.876cm" svg:height="0.694cm" svg:x="21.192cm" svg:y="6.372cm">
          <draw:image xlink:href="Pictures/100000000000001D00000017279DAFF36221C6C9.png" xlink:type="simple" xlink:show="embed" xlink:actuate="onLoad">
            <text:p/>
          </draw:image>
        </draw:frame>
        <draw:frame draw:style-name="gr1" draw:text-style-name="P1" draw:layer="layout" svg:width="0.876cm" svg:height="0.694cm" svg:x="21.192cm" svg:y="6.972cm">
          <draw:image xlink:href="Pictures/100000000000001D00000017279DAFF36221C6C9.png" xlink:type="simple" xlink:show="embed" xlink:actuate="onLoad">
            <text:p/>
          </draw:image>
        </draw:frame>
        <draw:custom-shape draw:style-name="gr20" draw:text-style-name="P12" draw:layer="layout" svg:width="2.516cm" svg:height="0.508cm" svg:x="24.716cm" svg:y="3.148cm">
          <text:p text:style-name="P11"><text:span text:style-name="T3">06/11/18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54cm" svg:height="0.54cm" svg:x="15.884cm" svg:y="17.78cm">
          <text:p text:style-name="P7">delete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815cm" svg:height="0.725cm" svg:x="0.608cm" svg:y="0.608cm">
          <draw:image xlink:href="Pictures/100000000000001B0000001828B7CCB5B75894C4.png" xlink:type="simple" xlink:show="embed" xlink:actuate="onLoad">
            <text:p/>
          </draw:image>
        </draw:frame>
        <draw:frame draw:style-name="gr1" draw:text-style-name="P1" draw:layer="layout" svg:width="0.634cm" svg:height="0.755cm" svg:x="13.898cm" svg:y="0.669cm">
          <draw:image xlink:href="Pictures/1000000000000015000000193C100C2D1CD746D2.png" xlink:type="simple" xlink:show="embed" xlink:actuate="onLoad">
            <text:p/>
          </draw:image>
        </draw:frame>
        <draw:custom-shape draw:style-name="gr24" draw:text-style-name="P2" draw:layer="layout" svg:width="2.74cm" svg:height="1.016cm" svg:x="11.992cm" svg:y="0.508cm">
          <text:p/>
          <draw:enhanced-geometry svg:viewBox="0 0 21600 21600" draw:type="rectangle" draw:enhanced-path="M 0 0 L 21600 0 21600 21600 0 21600 0 0 Z N"/>
        </draw:custom-shape>
        <draw:frame draw:style-name="gr25" draw:text-style-name="P8" draw:layer="layout" svg:width="2.077cm" svg:height="0.806cm" svg:x="16.961cm" svg:y="13.922cm">
          <draw:text-box>
            <text:p><text:span text:style-name="T3">Rating:</text:span></text:p>
          </draw:text-box>
        </draw:frame>
        <draw:custom-shape draw:style-name="gr22" draw:text-style-name="P12" draw:layer="layout" svg:width="1.212cm" svg:height="0.508cm" svg:x="18.792cm" svg:y="14.072cm">
          <text:p text:style-name="P11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3.048cm" svg:height="0.508cm" svg:x="7.112cm" svg:y="3.108cm">
          <text:p><text:span text:style-name="T3">Joe Nesbo: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3.048cm" svg:height="0.508cm" svg:x="10.312cm" svg:y="3.108cm">
          <text:p><text:span text:style-name="T3">Rieslingt: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3.048cm" svg:height="0.508cm" svg:x="7.112cm" svg:y="3.108cm">
          <text:p><text:span text:style-name="T3">M Cellars: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3.048cm" svg:height="0.508cm" svg:x="13.612cm" svg:y="3.108cm">
          <text:p><text:span text:style-name="T3">Dry Riesling</text:span></text:p>
          <draw:enhanced-geometry svg:viewBox="0 0 21600 21600" draw:type="rectangle" draw:enhanced-path="M 0 0 L 21600 0 21600 21600 0 21600 0 0 Z N"/>
        </draw:custom-shape>
        <draw:frame draw:style-name="gr36" draw:text-style-name="P5" draw:layer="layout" svg:width="6.214cm" svg:height="3.095cm" svg:x="0.39cm" svg:y="4.064cm">
          <draw:text-box>
            <text:list text:style-name="L2">
              <text:list-item>
                <text:p>M Cellars</text:p>
                <text:list>
                  <text:list-item>
                    <text:p>Riesling</text:p>
                    <text:list>
                      <text:list-item>
                        <text:p>Dry Rieslin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0.664cm" svg:height="0.785cm" svg:x="26.256cm" svg:y="4.064cm">
          <draw:image xlink:href="Pictures/10000000000000160000001A3949230F77A25CC0.png" xlink:type="simple" xlink:show="embed" xlink:actuate="onLoad">
            <text:p/>
          </draw:image>
        </draw:frame>
        <draw:frame draw:style-name="gr1" draw:text-style-name="P1" draw:layer="layout" svg:width="3.624cm" svg:height="3.624cm" svg:x="22.632cm" svg:y="3.996cm">
          <draw:image xlink:href="Pictures/10000000000000E1000000E1AEDF08B30C0BEA2C.jpg" xlink:type="simple" xlink:show="embed" xlink:actuate="onLoad">
            <text:p/>
          </draw:image>
        </draw:frame>
        <draw:custom-shape draw:style-name="gr18" draw:text-style-name="P10" draw:layer="layout" svg:width="7.62cm" svg:height="0.508cm" svg:x="9.292cm" svg:y="6.57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7.62cm" svg:height="0.508cm" svg:x="9.292cm" svg:y="7.17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876cm" svg:height="0.694cm" svg:x="21.192cm" svg:y="5.772cm">
          <draw:image xlink:href="Pictures/100000000000001D00000017279DAFF36221C6C9.png" xlink:type="simple" xlink:show="embed" xlink:actuate="onLoad">
            <text:p/>
          </draw:image>
        </draw:frame>
        <presentation:notes draw:style-name="dp2">
          <draw:page-thumbnail draw:style-name="gr29" draw:layer="layout" svg:width="13.968cm" svg:height="10.476cm" svg:x="3.81cm" svg:y="2.123cm" draw:page-number="3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7T07:35:16.113327170</meta:creation-date>
    <dc:date>2018-07-28T07:37:53.714787546</dc:date>
    <meta:editing-duration>PT1H2M53S</meta:editing-duration>
    <meta:editing-cycles>16</meta:editing-cycles>
    <meta:generator>LibreOffice/5.1.6.2$Linux_X86_64 LibreOffice_project/10m0$Build-2</meta:generator>
    <meta:document-statistic meta:object-count="183"/>
  </office:meta>
</office:document-meta>
</file>